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abeledRadioI18N.setLabel( String label_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I18N.getComponen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LabeledRadioI18N.notify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RadioI18N.setText( String resour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LabeledRadioI18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I18N.add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I18N.init( String [ ] resouces , String selec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LabeledRadioI18N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I18N.JLabeledRadioI18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I18N.JLabeledRadioI18N( String label_resouce , String [ ] item_resources , String selected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